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T1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>Ids generally might be camel case when shouldn't be?</text:p>
      <text:p text:style-name="P3">Ajax for submit booking form error?</text:p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3">GENRAL VALIDATION ON BACKEND</text:p>
      <text:p text:style-name="P13">submit date form doesn't actually get to errors other than 'this input is required' maybe not a prob?</text:p>
      <text:p text:style-name="P13">Edit Availability Form needs to be split / dealt with</text:p>
      <text:p text:style-name="P13">currently used for Availability and Occupancy</text:p>
      <text:p text:style-name="P13">and checks will not work for both Extend and Shorten for Occupancy</text:p>
      <text:p text:style-name="P13">different validation needed for each</text:p>
      <text:p text:style-name="P13"/>
      <text:p text:style-name="P13">Book Room</text:p>
      <text:p text:style-name="P13">Shorten</text:p>
      <text:p text:style-name="P13">Extend</text:p>
      <text:p text:style-name="P13">Delete</text:p>
      <text:p text:style-name="P13"/>
      <text:p text:style-name="P13">Create Availability</text:p>
      <text:p text:style-name="P13">Edit</text:p>
      <text:p text:style-name="P13">Delete</text:p>
      <text:p text:style-name="P13"/>
      <text:p text:style-name="P13">Add Owner</text:p>
      <text:p text:style-name="P13">Remove owner</text:p>
      <text:p text:style-name="P13"/>
      <text:p text:style-name="P13">Change Preferences</text:p>
      <text:p text:style-name="P13"/>
      <text:p text:style-name="P13">Edit Availability... just needs the start and end not to be equal or overlap</text:p>
      <text:p text:style-name="P13">need delete forms, modals for ownership and whatnot</text:p>
      <text:p text:style-name="P14"/>
      <text:p text:style-name="P14">SECURITY, RESTRICTIONS, ERROR HANDLING</text:p>
      <text:p text:style-name="P14">disable create availability (buttons are gone, but url shenanigans might get in)</text:p>
      <text:p text:style-name="Standard"/>
      <text:p text:style-name="Standard"/>
      <text:p text:style-name="P10">events die? </text:p>
      <text:p text:style-name="P10"><text:tab/>Run celery worker and scheduler to check</text:p>
      <text:p text:style-name="Standard"/>
      <text:p text:style-name="P9">Deploy <text:s/>HOW TO SET UP OWN SERVER?</text:p>
      <text:p text:style-name="P11">Emails just print to console atm. There is a link to fleshing this out on part 8.</text:p>
      <text:p text:style-name="P11">How exactly would emails fail?</text:p>
      <text:p text:style-name="P11"><text:soft-page-break/>Email Assigner form</text:p>
      <text:p text:style-name="Standard"/>
      <text:p text:style-name="P8">IMAGES</text:p>
      <text:p text:style-name="P8"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0T18:29:47.61</dc:date>
    <dc:creator>Trevor Pierson</dc:creator>
    <meta:editing-duration>P26DT12H42M40S</meta:editing-duration>
    <meta:editing-cycles>441</meta:editing-cycles>
    <meta:generator>OpenOffice/4.1.13$Win32 OpenOffice.org_project/4113m1$Build-9810</meta:generator>
    <meta:document-statistic meta:table-count="0" meta:image-count="0" meta:object-count="0" meta:page-count="2" meta:paragraph-count="58" meta:word-count="375" meta:character-count="2349"/>
  </office:meta>
</office:document-meta>
</file>